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waita Sans" officeooo:rsid="00186054" officeooo:paragraph-rsid="00186054"/>
    </style:style>
    <style:style style:name="P2" style:family="paragraph" style:parent-style-name="Standard">
      <style:paragraph-properties fo:text-align="left" style:justify-single-word="false"/>
      <style:text-properties style:font-name="Adwaita Sans" officeooo:rsid="001a32ae" officeooo:paragraph-rsid="001a32ae"/>
    </style:style>
    <style:style style:name="P3" style:family="paragraph" style:parent-style-name="Standard" style:list-style-name="L1">
      <style:paragraph-properties fo:text-align="left" style:justify-single-word="false"/>
      <style:text-properties style:font-name="Adwaita Sans" officeooo:rsid="001a32ae" officeooo:paragraph-rsid="001a32ae"/>
    </style:style>
    <style:style style:name="P4" style:family="paragraph" style:parent-style-name="Standard" style:list-style-name="L2">
      <style:paragraph-properties fo:text-align="left" style:justify-single-word="false"/>
      <style:text-properties style:font-name="Adwaita Sans" officeooo:rsid="001a32ae" officeooo:paragraph-rsid="001a32ae"/>
    </style:style>
    <style:style style:name="T1" style:family="text">
      <style:text-properties officeooo:rsid="001cc46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ZIKA</text:p>
      <text:p text:style-name="P1"/>
      <text:p text:style-name="P2">Formule</text:p>
      <text:list text:style-name="L1">
        <text:list-item>
          <text:p text:style-name="P3"><draw:frame draw:style-name="fr1" draw:name="Object10" text:anchor-type="as-char" svg:y="-0.2445in" svg:width="1.1783in" svg:height="0.3953in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</text:list>
      <text:list text:style-name="L2">
        <text:list-item>
          <text:p text:style-name="P4"><draw:frame draw:style-name="fr1" draw:name="Object1" text:anchor-type="as-char" svg:y="-0.2445in" svg:width="0.8193in" svg:height="0.4201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"><draw:frame draw:style-name="fr1" draw:name="Object2" text:anchor-type="as-char" svg:y="-0.1492in" svg:width="0.6701in" svg:height="0.185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<text:tab/><text:tab/><text:tab/>(npr.: </text:span><text:span text:style-name="T1"><draw:frame draw:style-name="fr1" draw:name="Object11" text:anchor-type="as-char" svg:y="-0.1492in" svg:width="0.3827in" svg:height="0.1854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">, </text:span><text:span text:style-name="T1"><draw:frame draw:style-name="fr1" draw:name="Object12" text:anchor-type="as-char" svg:y="-0.2445in" svg:width="0.4102in" svg:height="0.3953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, ...)</text:span></text:p>
        </text:list-item>
        <text:list-item>
          <text:p text:style-name="P4"><draw:frame draw:style-name="fr1" draw:name="Object3" text:anchor-type="as-char" svg:y="-0.2445in" svg:width="0.9346in" svg:height="0.3953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4"><draw:frame draw:style-name="fr1" draw:name="Object4" text:anchor-type="as-char" svg:y="-0.1492in" svg:width="0.778in" svg:height="0.1854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4"><draw:frame draw:style-name="fr1" draw:name="Object5" text:anchor-type="as-char" svg:y="-0.1492in" svg:width="0.8161in" svg:height="0.2102in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4"><draw:frame draw:style-name="fr1" draw:name="Object6" text:anchor-type="as-char" svg:y="-0.1492in" svg:width="0.8035in" svg:height="0.1854in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4"><draw:frame draw:style-name="fr1" draw:name="Object7" text:anchor-type="as-char" svg:y="-0.1492in" svg:width="0.8291in" svg:height="0.1854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4"><draw:frame draw:style-name="fr1" draw:name="Object8" text:anchor-type="as-char" svg:y="-0.1492in" svg:width="0.9429in" svg:height="0.1854in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4"><draw:frame draw:style-name="fr1" draw:name="Object9" text:anchor-type="as-char" svg:y="-0.1492in" svg:width="1.6508in" svg:height="0.1854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4T19:06:27.827352783</meta:creation-date>
    <dc:date>2026-03-14T19:29:10.459595986</dc:date>
    <meta:editing-duration>PT22M40S</meta:editing-duration>
    <meta:editing-cycles>6</meta:editing-cycles>
    <meta:generator>LibreOffice/26.2.1.2$Linux_X86_64 LibreOffice_project/620$Build-2</meta:generator>
    <meta:document-statistic meta:table-count="0" meta:image-count="0" meta:object-count="12" meta:page-count="1" meta:paragraph-count="12" meta:word-count="16" meta:character-count="41" meta:non-whitespace-character-count="35"/>
  </office:meta>
</office:document-meta>
</file>

<file path=Object 1/content.xml><?xml version="1.0" encoding="utf-8"?>
<math xmlns="http://www.w3.org/1998/Math/MathML" display="block">
  <semantics>
    <mrow>
      <mi>n</mi>
      <mo stretchy="false">=</mo>
      <mfrac>
        <mi>m</mi>
        <mi>M</mi>
      </mfrac>
      <mo stretchy="false">=</mo>
      <mfrac>
        <mi>N</mi>
        <msub>
          <mi>N</mi>
          <mi>A</mi>
        </msub>
      </mfrac>
    </mrow>
    <annotation encoding="StarMath 5.0">n = frac m M = frac N N_A</annotation>
  </semantics>
</math>
</file>

<file path=Object 10/content.xml><?xml version="1.0" encoding="utf-8"?>
<math xmlns="http://www.w3.org/1998/Math/MathML" display="block">
  <semantics>
    <mrow>
      <mstyle mathvariant="sans-serif">
        <mi>p</mi>
      </mstyle>
      <mo stretchy="false">=</mo>
      <mfrac>
        <mi>A</mi>
        <mi>t</mi>
      </mfrac>
      <mo stretchy="false">=</mo>
      <mfrac>
        <mrow>
          <mi mathvariant="normal">Δ</mi>
          <mi>W</mi>
        </mrow>
        <mi>t</mi>
      </mfrac>
      <mo stretchy="false">=</mo>
      <mfrac>
        <mi>Q</mi>
        <mi>t</mi>
      </mfrac>
    </mrow>
    <annotation encoding="StarMath 5.0">font Sans
p = frac A t = frac { %DELTA W } t = frac Q t</annotation>
  </semantics>
</math>
</file>

<file path=Object 11/content.xml><?xml version="1.0" encoding="utf-8"?>
<math xmlns="http://www.w3.org/1998/Math/MathML" display="block">
  <semantics>
    <mrow>
      <mi>T</mi>
      <mo stretchy="false">∝</mo>
      <mi>V</mi>
    </mrow>
    <annotation encoding="StarMath 5.0">T prop V
</annotation>
  </semantics>
</math>
</file>

<file path=Object 12/content.xml><?xml version="1.0" encoding="utf-8"?>
<math xmlns="http://www.w3.org/1998/Math/MathML" display="block">
  <semantics>
    <mrow>
      <mi>p</mi>
      <mo stretchy="false">∝</mo>
      <mfrac>
        <mn>1</mn>
        <mi>V</mi>
      </mfrac>
    </mrow>
    <annotation encoding="StarMath 5.0">p prop frac 1 V

</annotation>
  </semantics>
</math>
</file>

<file path=Object 2/content.xml><?xml version="1.0" encoding="utf-8"?>
<math xmlns="http://www.w3.org/1998/Math/MathML" display="block">
  <semantics>
    <mrow>
      <mi mathvariant="italic">pV</mi>
      <mo stretchy="false">=</mo>
      <mi mathvariant="italic">nRT</mi>
    </mrow>
    <annotation encoding="StarMath 5.0">pV = nRT</annotation>
  </semantics>
</math>
</file>

<file path=Object 3/content.xml><?xml version="1.0" encoding="utf-8"?>
<math xmlns="http://www.w3.org/1998/Math/MathML" display="block">
  <semantics>
    <mrow>
      <mrow>
        <msub>
          <mi>W</mi>
          <mi>n</mi>
        </msub>
        <mo stretchy="false">=</mo>
        <mfrac>
          <mn>3</mn>
          <mn>2</mn>
        </mfrac>
      </mrow>
      <mi>N</mi>
      <msub>
        <mi>k</mi>
        <mi>B</mi>
      </msub>
      <mi>T</mi>
    </mrow>
    <annotation encoding="StarMath 5.0">W_n = frac 3 2 N k_B T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row>
          <mo stretchy="false">−</mo>
          <mi>p</mi>
        </mrow>
      </mrow>
      <mi mathvariant="normal">Δ</mi>
      <mi>V</mi>
    </mrow>
    <annotation encoding="StarMath 5.0">A = -p %DELTA V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i>m</mi>
      </mrow>
      <msub>
        <mi>c</mi>
        <mi>p</mi>
      </msub>
      <mi mathvariant="normal">Δ</mi>
      <mi>T</mi>
    </mrow>
    <annotation encoding="StarMath 5.0">Q = m c_p %DELTA T</annotation>
  </semantics>
</math>
</file>

<file path=Object 6/content.xml><?xml version="1.0" encoding="utf-8"?>
<math xmlns="http://www.w3.org/1998/Math/MathML" display="block">
  <semantics>
    <mrow>
      <mi mathvariant="normal">Δ</mi>
      <mrow>
        <mi>W</mi>
        <mo stretchy="false">=</mo>
        <mrow>
          <mi>A</mi>
          <mo stretchy="false">+</mo>
          <mi>Q</mi>
        </mrow>
      </mrow>
    </mrow>
    <annotation encoding="StarMath 5.0">%DELTA W = A + Q</annotation>
  </semantics>
</math>
</file>

<file path=Object 7/content.xml><?xml version="1.0" encoding="utf-8"?>
<math xmlns="http://www.w3.org/1998/Math/MathML" display="block">
  <semantics>
    <mrow>
      <mi mathvariant="normal">Δ</mi>
      <mrow>
        <mi>ℓ</mi>
        <mo stretchy="false">=</mo>
        <mi>α</mi>
      </mrow>
      <mi>ℓ</mi>
      <mi mathvariant="normal">Δ</mi>
      <mi>V</mi>
    </mrow>
    <annotation encoding="StarMath 5.0">%DELTA ℓ = %alpha ℓ %DELTA V</annotation>
  </semantics>
</math>
</file>

<file path=Object 8/content.xml><?xml version="1.0" encoding="utf-8"?>
<math xmlns="http://www.w3.org/1998/Math/MathML" display="block">
  <semantics>
    <mrow>
      <mi mathvariant="normal">Δ</mi>
      <mrow>
        <mi>S</mi>
        <mo stretchy="false">=</mo>
        <mn>2</mn>
      </mrow>
      <mi>α</mi>
      <mi>S</mi>
      <mi mathvariant="normal">Δ</mi>
      <mi>T</mi>
    </mrow>
    <annotation encoding="StarMath 5.0">%DELTA S = 2 %alpha S %DELTA T</annotation>
  </semantics>
</math>
</file>

<file path=Object 9/content.xml><?xml version="1.0" encoding="utf-8"?>
<math xmlns="http://www.w3.org/1998/Math/MathML" display="block">
  <semantics>
    <mrow>
      <mi mathvariant="normal">Δ</mi>
      <mrow>
        <mi>V</mi>
        <mo stretchy="false">=</mo>
        <mn>3</mn>
      </mrow>
      <mi>α</mi>
      <mi>V</mi>
      <mi mathvariant="normal">Δ</mi>
      <mrow>
        <mi>T</mi>
        <mo stretchy="false">=</mo>
        <mi>β</mi>
      </mrow>
      <mi>V</mi>
      <mi mathvariant="normal">Δ</mi>
      <mi>T</mi>
    </mrow>
    <annotation encoding="StarMath 5.0">%DELTA V = 3 %alpha V %DELTA T = %beta V %DELTA T</annotation>
  </semantics>
</math>
</file>